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ลองพิจารณาโจทย์ดังต่อไปนี้</text:p>
      <text:p text:style-name="Standard"/>
      <text:p text:style-name="Standard">คุณได้รับต้นไม้ที่มี N โหนดมา (1 &lt;= N &lt;= 10<text:span text:style-name="T1">5</text:span>) </text:p>
      <text:p text:style-name="Standard">เราจะมีคำสั่งทั้งหมด Q คำสั่ง (1 &lt;= Q &lt;= 10<text:span text:style-name="T1">5</text:span>) คำสั่งจะมีอยู่สองประเภทคือ</text:p>
      <text:list xml:id="list1068321554" text:style-name="WWNum1">
        <text:list-item>
          <text:p text:style-name="P1">add(v, x) ให้บวกค่าให้โหนดที่มีเส้นเชื่อมกับ v เพิ่มขึ้น x</text:p>
        </text:list-item>
        <text:list-item>
          <text:p text:style-name="P1">get(v) ให้หาว่าค่าของโหนด v ตอนนี้มีค่าเท่าไร</text:p>
        </text:list-item>
      </text:list>
      <text:p text:style-name="P3"/>
      <text:p text:style-name="P3">(Original : </text:p>
      <text:p text:style-name="P3">Consider a tree of n &lt;= 10<text:span text:style-name="T1">5</text:span> vertices. We have to perform two types of queries:</text:p>
      <text:list xml:id="list3174519588" text:style-name="WWNum2">
        <text:list-item>
          <text:p text:style-name="P2">add(v, x) - all neighbours of the vertex v will get +x.</text:p>
        </text:list-item>
        <text:list-item>
          <text:p text:style-name="P2">get(v) - what is value of the vertex v?)</text:p>
        </text:list-item>
      </text:list>
      <text:p text:style-name="P3"/>
      <text:p text:style-name="P3">เราจะเรียกโหนดที่มี degree &lt; sqrt(N) ว่า “light vertex”</text:p>
      <text:p text:style-name="Standard">เราจะเรียกโหนดที่มี degree &gt;= sqrt(N) ว่า “heavy vertex”</text:p>
      <text:p text:style-name="Standard">ในกราฟจะมี heavy vertex ได้ไม่เกิน 2sqrt(N) โหนด (เพราะถ้าเกิน degree รวมจะเกิน 2N นั่นเอง)</text:p>
      <text:p text:style-name="Standard">ดังนั้น เราจะใช้ข้อได้เปรียบนี้มาช่วยแก้</text:p>
      <text:p text:style-name="Standard"/>
      <text:p text:style-name="Standard">สมมุติให้อาเรย์ value เก็บค่าของแต่ละโหนดเอาไว้</text:p>
      <text:p text:style-name="Standard"/>
      <text:p text:style-name="Standard">คำสั่ง add(v,x) </text:p>
      <text:p text:style-name="Standard">-ถ้า v เป็น light vertex ให้เราไล่อัพเดทค่า value ทุกโหนดที่มีเส้นเชื่อมกับ v ได้เลย = O(sqrt(N))</text:p>
      <text:p text:style-name="Standard">-ถ้า v เป็น heavy vertex ให้เราแปะค่าที่เพิ่มไว้ในอีกอาเรย์นึง(สมมุติว่า bonus[v]) ที่เฉพาะที่โหนด v พอ(เดี๋ยวดูว่าเราจะเอา bonus[v] ไปใช้ทำอะไรในคำสั่ง get) = O(1)</text:p>
      <text:p text:style-name="Standard"/>
      <text:p text:style-name="Standard">คำสั่ง get(v)</text:p>
      <text:p text:style-name="Standard">ให้เราเอาค่า value[v] บวกกับค่า bonus ของโหนดที่เป็น heavy vertex ที่อยู่ติดกับโหนด v ทั้งหมด เนื่องจากในกราฟมี heavy vertex ไม่เกิน 2sqrt(N) ดังนั้น = O(sqrt(N))</text:p>
      <text:p text:style-name="Standard"><text:soft-page-break/></text:p>
      <text:p text:style-name="Standard">โดยรวมจะได้ O(Qsqrt(N)) นั่นเอ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th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th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686" meta:character-count="1047" meta:non-whitespace-character-count="922"/>
    <meta:generator>LibreOfficeDev/6.0.5.2$Linux_X86_64 LibreOffice_project/</meta:generator>
  </office:meta>
</office:document-meta>
</file>